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harlie Text" svg:font-family="'Charlie Text', apple-system, BlinkMacSystemFont, 'Segoe UI', Roboto, 'Noto Sans', Ubuntu, 'Droid Sans', 'Helvetica Neue', sans-serif"/>
    <style:font-face style:name="Golos Text" svg:font-family="'Golos Text'"/>
    <style:font-face style:name="OpenSymbol" svg:font-family="OpenSymbol"/>
    <style:font-face style:name="Roboto" svg:font-family="Roboto, sans-serif"/>
    <style:font-face style:name="Verdana" svg:font-family="Verdana, Ari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253cm" fo:margin-left="-0.102cm" fo:margin-right="0cm" table:align="margins"/>
    </style:style>
    <style:style style:name="Таблица1.A" style:family="table-column">
      <style:table-column-properties style:column-width="5.048cm" style:rel-column-width="17183*"/>
    </style:style>
    <style:style style:name="Таблица1.B" style:family="table-column">
      <style:table-column-properties style:column-width="14.205cm" style:rel-column-width="48352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9.253cm" fo:margin-left="-0.102cm" fo:margin-right="0cm" table:align="margins"/>
    </style:style>
    <style:style style:name="Таблица2.A" style:family="table-column">
      <style:table-column-properties style:column-width="5.048cm" style:rel-column-width="17183*"/>
    </style:style>
    <style:style style:name="Таблица2.B" style:family="table-column">
      <style:table-column-properties style:column-width="14.205cm" style:rel-column-width="48352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9.253cm" fo:margin-left="-0.102cm" fo:margin-right="0cm" table:align="margins"/>
    </style:style>
    <style:style style:name="Таблица3.A" style:family="table-column">
      <style:table-column-properties style:column-width="5.048cm" style:rel-column-width="17183*"/>
    </style:style>
    <style:style style:name="Таблица3.B" style:family="table-column">
      <style:table-column-properties style:column-width="14.205cm" style:rel-column-width="48352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9.253cm" fo:margin-left="-0.102cm" fo:margin-right="0cm" table:align="margins"/>
    </style:style>
    <style:style style:name="Таблица4.A" style:family="table-column">
      <style:table-column-properties style:column-width="5.048cm" style:rel-column-width="17183*"/>
    </style:style>
    <style:style style:name="Таблица4.B" style:family="table-column">
      <style:table-column-properties style:column-width="14.205cm" style:rel-column-width="48352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9.253cm" fo:margin-left="-0.102cm" fo:margin-right="0cm" table:align="margins"/>
    </style:style>
    <style:style style:name="Таблица5.A" style:family="table-column">
      <style:table-column-properties style:column-width="5.048cm" style:rel-column-width="17183*"/>
    </style:style>
    <style:style style:name="Таблица5.B" style:family="table-column">
      <style:table-column-properties style:column-width="14.205cm" style:rel-column-width="48352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ru" fo:country="RU"/>
    </style:style>
    <style:style style:name="P2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text-properties style:font-name="Times New Roman" fo:font-size="12pt" style:font-size-asian="12pt" style:font-size-complex="12pt"/>
    </style:style>
    <style:style style:name="P4" style:family="paragraph" style:parent-style-name="Table_20_Contents">
      <style:text-properties style:font-name="Times New Roman" fo:font-size="12pt" fo:language="ru" fo:country="RU" style:font-size-asian="12pt" style:font-size-complex="12pt"/>
    </style:style>
    <style:style style:name="P5" style:family="paragraph" style:parent-style-name="Table_20_Contents"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text-properties style:font-name="Times New Roman" fo:font-size="12pt" fo:language="en" fo:country="US" style:font-size-asian="12pt" style:font-size-complex="12pt"/>
    </style:style>
    <style:style style:name="P7" style:family="paragraph" style:parent-style-name="Standard"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9" style:family="paragraph" style:parent-style-name="Standard">
      <style:text-properties style:font-name="Times New Roman" fo:font-size="12pt" fo:language="en" fo:country="US" style:font-size-asian="12pt" style:font-size-complex="12pt"/>
    </style:style>
    <style:style style:name="P10" style:family="paragraph" style:parent-style-name="Standard">
      <style:text-properties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Table_20_Contents">
      <style:text-properties fo:font-variant="normal" fo:text-transform="none" fo:color="#222222" style:font-name="Times New Roman" fo:font-size="12pt" fo:letter-spacing="normal" fo:language="en" fo:country="US" fo:font-style="normal" fo:font-weight="normal" style:font-size-asian="12pt" style:font-size-complex="12pt"/>
    </style:style>
    <style:style style:name="P14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6" style:family="paragraph" style:parent-style-name="Standard" style:list-style-name="L1">
      <style:paragraph-properties fo:text-align="start" style:justify-single-word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7" style:family="paragraph" style:parent-style-name="Standard" style:list-style-name="L2">
      <style:paragraph-properties fo:text-align="start" style:justify-single-word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8" style:family="paragraph" style:parent-style-name="Standard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ize-complex="12pt"/>
    </style:style>
    <style:style style:name="P19" style:family="paragraph" style:parent-style-name="Standard">
      <style:text-properties style:font-name="Times New Roman" fo:font-size="12pt" style:font-size-asian="12pt" style:font-size-complex="12pt"/>
    </style:style>
    <style:style style:name="P20" style:family="paragraph" style:parent-style-name="Standard" style:list-style-name="L2">
      <style:paragraph-properties fo:text-align="start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21" style:family="paragraph" style:parent-style-name="Standard" style:list-style-name="L3">
      <style:paragraph-properties fo:text-align="start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22" style:family="paragraph" style:parent-style-name="Standard" style:list-style-name="L4">
      <style:text-properties style:font-name="Times New Roman" fo:font-size="12pt" style:font-size-asian="12pt" style:font-size-complex="12pt"/>
    </style:style>
    <style:style style:name="P23" style:family="paragraph" style:parent-style-name="Standard" style:list-style-name="L5">
      <style:text-properties style:font-name="Times New Roman" fo:font-size="12pt" style:font-size-asian="12pt" style:font-size-complex="12pt"/>
    </style:style>
    <style:style style:name="P24" style:family="paragraph" style:parent-style-name="Standard" style:list-style-name="L6">
      <style:text-properties style:font-name="Times New Roman" fo:font-size="12pt" style:font-size-asian="12pt" style:font-size-complex="12pt"/>
    </style:style>
    <style:style style:name="P25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22222" style:font-name="Times New Roman" fo:font-size="12pt" fo:letter-spacing="normal" fo:language="ru" fo:country="RU" fo:font-style="normal" fo:font-weight="normal" style:font-size-asian="12pt" style:font-size-complex="12pt"/>
    </style:style>
    <style:style style:name="T4" style:family="text">
      <style:text-properties fo:font-variant="normal" fo:text-transform="none" fo:color="#222222" fo:letter-spacing="normal" fo:font-style="normal" fo:font-weight="normal"/>
    </style:style>
    <style:style style:name="T5" style:family="text">
      <style:text-properties fo:font-variant="normal" fo:text-transform="none" fo:color="#222222" fo:letter-spacing="normal" fo:language="en" fo:country="US" fo:font-style="normal" fo:font-weight="normal"/>
    </style:style>
    <style:style style:name="T6" style:family="text">
      <style:text-properties fo:font-variant="normal" fo:text-transform="none" fo:color="#091e42" fo:letter-spacing="normal" fo:language="ru" fo:country="RU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fo:letter-spacing="normal" fo:language="ru" fo:country="RU" fo:font-style="normal" fo:font-weight="normal"/>
    </style:style>
    <style:style style:name="T9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0" style:family="text">
      <style:text-properties fo:font-variant="normal" fo:text-transform="none" fo:color="#000000" style:font-name="Times New Roman" fo:letter-spacing="normal" fo:font-style="normal" fo:font-weight="normal" style:font-weight-asian="bold" style:font-weight-complex="bold"/>
    </style:style>
    <style:style style:name="T11" style:family="text">
      <style:text-properties fo:language="ru" fo:country="RU"/>
    </style:style>
    <style:style style:name="T12" style:family="text">
      <style:text-properties style:font-name="Times New Roman" fo:font-size="12pt" fo:language="ru" fo:country="RU" style:font-size-asian="12pt" style:font-size-complex="12pt"/>
    </style:style>
    <style:style style:name="T13" style:family="text">
      <style:text-properties style:font-name="Times New Roman" fo:font-size="12pt" fo:language="en" fo:country="US" style:font-size-asian="12pt" style:font-size-complex="12pt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Приложение электронной почты, кроме прочего, состоит из следующих элементов: «Страница входа», «Главная страница», кнопки “Отправить письмо”, “Удалить письмо”, разделы “Удаленные”, “Отправленные”, “Входящие”. В новом релизе был добавлен раздел “Черновики” и исправлена ошибка, при которой удаленное письмо попадало в раздел “Отправленные”. </text:p>
      <text:p text:style-name="P15"/>
      <text:list xml:id="list2462832929259181800" text:style-name="L1">
        <text:list-item>
          <text:p text:style-name="P16">Приведите примеры: - интеграционного теста приложения электронной почты;</text:p>
        </text:list-item>
      </text:list>
      <text:list xml:id="list6674920954395738252" text:style-name="L2">
        <text:list-item>
          <text:p text:style-name="P17">дымового теста приложения электронной почты;</text:p>
        </text:list-item>
        <text:list-item>
          <text:p text:style-name="P17">- ре-теста приложения электронной почты; </text:p>
        </text:list-item>
        <text:list-item>
          <text:p text:style-name="P20"><text:span text:style-name="T7">- нефункционального теста приложения электронной почты. </text:span><text:line-break/></text:p>
        </text:list-item>
      </text:list>
      <text:p text:style-name="P8"/>
      <text:p text:style-name="P8">1.Примеры интеграционных тестов.</text:p>
      <text:p text:style-name="P8"/>
      <text:list xml:id="list6909931183247481521" text:style-name="L3">
        <text:list-item>
          <text:list>
            <text:list-item>
              <text:p text:style-name="P21">Тест <text:s/>кейс : <text:span text:style-name="T15">Авторизация пользователя</text:span></text:p>
            </text:list-item>
          </text:list>
        </text:list-item>
      </text:list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Название </text:p>
          </table:table-cell>
          <table:table-cell table:style-name="Таблица1.B1" office:value-type="string">
            <text:p text:style-name="P3">Авторизация пользователя.</text:p>
          </table:table-cell>
        </table:table-row>
        <table:table-row>
          <table:table-cell table:style-name="Таблица1.A2" office:value-type="string">
            <text:p text:style-name="P2">Предусловия</text:p>
          </table:table-cell>
          <table:table-cell table:style-name="Таблица1.B2" office:value-type="string">
            <text:p text:style-name="P4"><text:span text:style-name="T4">Пользователь <text:s/>зарегистрирован в почтовом приложении</text:span><text:span text:style-name="T1"><text:line-break/></text:span><text:span text:style-name="T5">под тестовым пользователем (логин - test, пароль - 1234)</text:span><text:span text:style-name="T1"> .</text:span></text:p>
          </table:table-cell>
        </table:table-row>
        <table:table-row>
          <table:table-cell table:style-name="Таблица1.A2" office:value-type="string">
            <text:p text:style-name="P5">Шаги</text:p>
          </table:table-cell>
          <table:table-cell table:style-name="Таблица1.B2" office:value-type="string">
            <text:p text:style-name="P3">1. Открыть Страницу входа в почтовом приложении .</text:p>
            <text:p text:style-name="P3">2. Ввести <text:s/>логин и пароль .</text:p>
            <text:p text:style-name="P3">3.Нажать кнопку Войти.</text:p>
            <text:p text:style-name="P3"/>
          </table:table-cell>
        </table:table-row>
        <table:table-row>
          <table:table-cell table:style-name="Таблица1.A2" office:value-type="string">
            <text:p text:style-name="P2">Ожидаемый результат </text:p>
          </table:table-cell>
          <table:table-cell table:style-name="Таблица1.B2" office:value-type="string">
            <text:p text:style-name="P3">Открывается Главная <text:s/>страница почтового приложения.</text:p>
          </table:table-cell>
        </table:table-row>
      </table:table>
      <text:p text:style-name="P7"/>
      <text:list xml:id="list3651098967820253583" text:style-name="L4">
        <text:list-header>
          <text:p text:style-name="P22">1.2 Тест <text:s/>кейс : <text:span text:style-name="T15">Получение письма .</text:span></text:p>
        </text:list-header>
      </text:list>
      <text:p text:style-name="P7"/>
      <text:p text:style-name="P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Название </text:p>
          </table:table-cell>
          <table:table-cell table:style-name="Таблица2.B1" office:value-type="string">
            <text:p text:style-name="P3">Получение письма.</text:p>
          </table:table-cell>
        </table:table-row>
        <table:table-row>
          <table:table-cell table:style-name="Таблица2.A2" office:value-type="string">
            <text:p text:style-name="P2">Предусловия</text:p>
          </table:table-cell>
          <table:table-cell table:style-name="Таблица2.B2" office:value-type="string">
            <text:p text:style-name="P4"><text:span text:style-name="T4">Авторизироваться в электронной почте </text:span><text:span text:style-name="T5">Mail.ru</text:span><text:span text:style-name="T1"><text:line-break/></text:span><text:span text:style-name="T5">под тестовым пользователем (логин - user_test, пароль - </text:span><text:span text:style-name="T4">4321)</text:span><text:span text:style-name="T1"> </text:span></text:p>
            <text:p text:style-name="P6"/>
            <text:p text:style-name="P4"><text:span text:style-name="T5">Авторизироваться в <text:s/></text:span><text:span text:style-name="T4">почтовом приложении </text:span><text:span text:style-name="T1"><text:line-break/></text:span><text:span text:style-name="T5">под тестовым пользователем (логин - test, пароль - 1234)</text:span><text:span text:style-name="T1"> <text:s/></text:span></text:p>
          </table:table-cell>
        </table:table-row>
        <table:table-row>
          <table:table-cell table:style-name="Таблица2.A2" office:value-type="string">
            <text:p text:style-name="P5">Шаги</text:p>
          </table:table-cell>
          <table:table-cell table:style-name="Таблица2.B2" office:value-type="string">
            <text:p text:style-name="P3">1. <text:span text:style-name="T11">Открыть главную страницу </text:span><text:span text:style-name="T1">Mail.ru .</text:span></text:p>
            <text:p text:style-name="P4">2. Нажать <text:span text:style-name="T1"><text:s/></text:span>на <text:s/>кнопку Написать письмо .</text:p>
            <text:p text:style-name="P1"><text:span text:style-name="T14">3. В поле Кому ввести адрес :</text:span><text:a xlink:type="simple" xlink:href="mailto:Testpochta@gmail.com" text:style-name="Internet_20_link" text:visited-style-name="Visited_20_Internet_20_Link"><text:span text:style-name="T14">Testpochta@gmail.com</text:span></text:a><text:span text:style-name="T13">.</text:span></text:p>
            <text:p text:style-name="P4">4.В разделе для текста <text:s/>написать текст : <text:span text:style-name="T1">'</text:span>Добро пожаловать!<text:span text:style-name="T1">'.</text:span></text:p>
            <text:p text:style-name="P4">5.Нажать кнопку Отправить.</text:p>
            <text:p text:style-name="P4">6.Открыть Главную страницу в Почтовом приложении.</text:p>
            <text:p text:style-name="P4">7.Открыть раздел Входящие .</text:p>
            <text:p text:style-name="P4">8. Проверить наличие письма <text:s text:c="2"/>с текстом : <text:span text:style-name="T1">'</text:span>Добро пожаловать!<text:span text:style-name="T1">'</text:span> <text:s/>от отправителя <text:s/>1234<text:span text:style-name="T1">5</text:span>6<text:span text:style-name="T1">@mail.ru</text:span></text:p>
            <text:p text:style-name="P3"/>
          </table:table-cell>
        </table:table-row>
        <table:table-row>
          <table:table-cell table:style-name="Таблица2.A2" office:value-type="string">
            <text:p text:style-name="P2">Ожидаемый результат </text:p>
          </table:table-cell>
          <table:table-cell table:style-name="Таблица2.B2" office:value-type="string">
            <text:p text:style-name="P3">В разделе Входящие отображается письмо <text:span text:style-name="T11">с текстом : </text:span><text:span text:style-name="T1">'</text:span><text:span text:style-name="T11">Добро пожаловать!</text:span><text:span text:style-name="T1">'</text:span><text:span text:style-name="T11"> <text:s/>от отправителя <text:s/>1234</text:span><text:span text:style-name="T1">5</text:span><text:span text:style-name="T11">6</text:span><text:span text:style-name="T1">@mail.ru.</text:span></text:p>
            <text:p text:style-name="P3"/>
          </table:table-cell>
        </table:table-row>
      </table:table>
      <text:p text:style-name="P7"/>
      <text:p text:style-name="P7"/>
      <text:p text:style-name="P7"/>
      <text:p text:style-name="P7"/>
      <text:p text:style-name="P7">2.Пример <text:s/>дымового теста.</text:p>
      <text:p text:style-name="P7"/>
      <text:list xml:id="list9049774711236448338" text:style-name="L5">
        <text:list-item>
          <text:list>
            <text:list-item>
              <text:p text:style-name="P23">Тест кейс : <text:span text:style-name="T15">Отправка письма</text:span></text:p>
            </text:list-item>
          </text:list>
        </text:list-item>
      </text:list>
      <text:p text:style-name="P7"/>
      <table:table table:name="Таблица3" table:style-name="Таблица3">
        <table:table-column table:style-name="Таблица3.A"/>
        <table:table-column table:style-name="Таблица3.B"/>
        <text:soft-page-break/>
        <table:table-row>
          <table:table-cell table:style-name="Таблица3.A1" office:value-type="string">
            <text:p text:style-name="P2">Название </text:p>
          </table:table-cell>
          <table:table-cell table:style-name="Таблица3.B1" office:value-type="string">
            <text:p text:style-name="P3">Отправка письма </text:p>
          </table:table-cell>
        </table:table-row>
        <table:table-row>
          <table:table-cell table:style-name="Таблица3.A2" office:value-type="string">
            <text:p text:style-name="P2">Предусловия</text:p>
          </table:table-cell>
          <table:table-cell table:style-name="Таблица3.B2" office:value-type="string">
            <text:p text:style-name="P4"><text:span text:style-name="T5">Пользователь <text:s/>зарегистрирован в почтовом приложении</text:span><text:span text:style-name="T1"><text:line-break/></text:span><text:span text:style-name="T5">под тестовым пользователем (логин - test, пароль - 1234)</text:span><text:span text:style-name="T1"> <text:s/>.</text:span></text:p>
            <text:p text:style-name="P4"><text:span text:style-name="T5">Авторизироваться в электронной почте Mail.ru</text:span><text:span text:style-name="T1"><text:line-break/></text:span><text:span text:style-name="T5">под тестовым пользователем (логин - user_test, пароль - 4321)</text:span><text:span text:style-name="T1"> <text:s/></text:span></text:p>
          </table:table-cell>
        </table:table-row>
        <table:table-row>
          <table:table-cell table:style-name="Таблица3.A2" office:value-type="string">
            <text:p text:style-name="P5">Шаги</text:p>
          </table:table-cell>
          <table:table-cell table:style-name="Таблица3.B2" office:value-type="string">
            <text:p text:style-name="P3">1. <text:span text:style-name="T11">Открыть Страницу входа в почтовом приложении.</text:span></text:p>
            <text:p text:style-name="P4">2. Ввести <text:s/>логин и пароль .</text:p>
            <text:p text:style-name="P4">3.Нажать кнопку Войти .</text:p>
            <text:p text:style-name="P4">3. На Главной странице нажать кнопку Отправить письмо .</text:p>
            <text:p text:style-name="P4">3. В поле Кому ввести адрес :<text:span text:style-name="T1"> </text:span>1234<text:span text:style-name="T1">5</text:span>6<text:span text:style-name="T1">@mail.ru</text:span></text:p>
            <text:p text:style-name="P4">4.В разделе для текста <text:s/>написать текст : <text:span text:style-name="T1">'</text:span>Добро пожаловать!<text:span text:style-name="T1">'.</text:span></text:p>
            <text:p text:style-name="P4">5.Нажать кнопку Отправить.</text:p>
            <text:p text:style-name="P4">6.Открыть Главную страницу в почтовом сервисе <text:span text:style-name="T1">Mail.ru </text:span>.</text:p>
            <text:p text:style-name="P4">7.Открыть раздел Входящие .</text:p>
            <text:p text:style-name="P1"><text:span text:style-name="T14">8. Проверить наличие письма <text:s text:c="2"/>с текстом : </text:span><text:span text:style-name="T13">'</text:span><text:span text:style-name="T14">Добро пожаловать!</text:span><text:span text:style-name="T13">'</text:span><text:span text:style-name="T14"> <text:s/>от отправителя <text:s text:c="3"/></text:span><text:a xlink:type="simple" xlink:href="mailto:Testpochta@gmail.com" text:style-name="Internet_20_link" text:visited-style-name="Visited_20_Internet_20_Link"><text:span text:style-name="T13">Testpochta@gmail.com</text:span></text:a></text:p>
            <text:p text:style-name="P3"/>
          </table:table-cell>
        </table:table-row>
        <table:table-row>
          <table:table-cell table:style-name="Таблица3.A2" office:value-type="string">
            <text:p text:style-name="P2">Ожидаемый результат </text:p>
          </table:table-cell>
          <table:table-cell table:style-name="Таблица3.B2" office:value-type="string">
            <text:p text:style-name="Table_20_Contents"><text:span text:style-name="T14">В <text:s/></text:span><text:span text:style-name="T13"><text:s/></text:span><text:span text:style-name="T12">почтовом приложении </text:span><text:span text:style-name="T14">разделе Входящие отображается письмо </text:span><text:span text:style-name="T12">с текстом : </text:span><text:span text:style-name="T13">'</text:span><text:span text:style-name="T12">Добро пожаловать!</text:span><text:span text:style-name="T13">'</text:span><text:span text:style-name="T12"> <text:s/>от отправителя <text:s/></text:span><text:a xlink:type="simple" xlink:href="mailto:Testpochta@gmail.com" text:style-name="Internet_20_link" text:visited-style-name="Visited_20_Internet_20_Link"><text:span text:style-name="T14">Testpochta@gmail.com</text:span></text:a><text:span text:style-name="T13">.</text:span></text:p>
            <text:p text:style-name="P3"/>
          </table:table-cell>
        </table:table-row>
      </table:table>
      <text:p text:style-name="P7"><text:s/></text:p>
      <text:p text:style-name="P7"/>
      <text:p text:style-name="P7"/>
      <text:p text:style-name="P7">3.Пример ре- теста</text:p>
      <text:p text:style-name="P7"><text:s text:c="13"/>3.1 Тест кейс:<text:span text:style-name="T15"> Удаление письма.</text:span></text:p>
      <text:p text:style-name="P7"><text:s/></text:p>
      <text:p text:style-name="P7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">Название </text:p>
          </table:table-cell>
          <table:table-cell table:style-name="Таблица4.B1" office:value-type="string">
            <text:p text:style-name="P3">Удаление письма </text:p>
          </table:table-cell>
        </table:table-row>
        <table:table-row>
          <table:table-cell table:style-name="Таблица4.A2" office:value-type="string">
            <text:p text:style-name="P2">Предусловия</text:p>
          </table:table-cell>
          <table:table-cell table:style-name="Таблица4.B2" office:value-type="string">
            <text:p text:style-name="P4"><text:span text:style-name="T5">Авторизироваться в <text:s/></text:span><text:span text:style-name="T4">почтовом приложении </text:span><text:span text:style-name="T1"><text:line-break/></text:span><text:span text:style-name="T5">под тестовым пользователем (логин - test, пароль - 1234).</text:span></text:p>
            <text:p text:style-name="P1"><text:span text:style-name="T2">В <text:s/>почтовом ящике <text:s text:c="2"/>в разделе Входящие присутствует письмо </text:span><text:span text:style-name="T13"><text:s/></text:span><text:span text:style-name="T14"><text:s/>с текстом : </text:span><text:span text:style-name="T13">'</text:span><text:span text:style-name="T14">Добро пожаловать!</text:span><text:span text:style-name="T13">'</text:span><text:span text:style-name="T14"> <text:s/>от отправителя <text:s/></text:span><text:a xlink:type="simple" xlink:href="mailto:123456@mail.ru" text:style-name="Internet_20_link" text:visited-style-name="Visited_20_Internet_20_Link"><text:span text:style-name="T14">1234</text:span></text:a><text:a xlink:type="simple" xlink:href="mailto:123456@mail.ru" text:style-name="Internet_20_link" text:visited-style-name="Visited_20_Internet_20_Link"><text:span text:style-name="T13">5</text:span></text:a><text:a xlink:type="simple" xlink:href="mailto:123456@mail.ru" text:style-name="Internet_20_link" text:visited-style-name="Visited_20_Internet_20_Link"><text:span text:style-name="T14">6</text:span></text:a><text:a xlink:type="simple" xlink:href="mailto:123456@mail.ru" text:style-name="Internet_20_link" text:visited-style-name="Visited_20_Internet_20_Link"><text:span text:style-name="T13">@mail.ru</text:span></text:a><text:span text:style-name="T13"> . </text:span></text:p>
          </table:table-cell>
        </table:table-row>
        <table:table-row>
          <table:table-cell table:style-name="Таблица4.A2" office:value-type="string">
            <text:p text:style-name="P5">Шаги</text:p>
          </table:table-cell>
          <table:table-cell table:style-name="Таблица4.B2" office:value-type="string">
            <text:p text:style-name="Table_20_Contents"><text:span text:style-name="T12">1. На <text:s/>Главной странице в разделе Входящие <text:s/>выбрать <text:s text:c="2"/></text:span><text:span text:style-name="T3">письмо </text:span><text:span text:style-name="T13"><text:s/></text:span><text:span text:style-name="T12"><text:s/>с текстом : </text:span><text:span text:style-name="T13">'</text:span><text:span text:style-name="T12">Добро пожаловать!</text:span><text:span text:style-name="T13">'</text:span><text:span text:style-name="T12"> <text:s/>от отправителя <text:s/></text:span><text:a xlink:type="simple" xlink:href="mailto:123456@mail.ru" text:style-name="Internet_20_link" text:visited-style-name="Visited_20_Internet_20_Link">1234</text:a><text:a xlink:type="simple" xlink:href="mailto:123456@mail.ru" text:style-name="Internet_20_link" text:visited-style-name="Visited_20_Internet_20_Link"><text:span text:style-name="T13">5</text:span></text:a><text:a xlink:type="simple" xlink:href="mailto:123456@mail.ru" text:style-name="Internet_20_link" text:visited-style-name="Visited_20_Internet_20_Link"><text:span text:style-name="T12">6</text:span></text:a><text:a xlink:type="simple" xlink:href="mailto:123456@mail.ru" text:style-name="Internet_20_link" text:visited-style-name="Visited_20_Internet_20_Link"><text:span text:style-name="T13">@mail.ru</text:span></text:a><text:span text:style-name="T13"> . </text:span></text:p>
            <text:p text:style-name="P4">2. Установить <text:s/>галочку в чекбоксе рядом с письмом.</text:p>
            <text:p text:style-name="P4">3.Нажать на кнопку Удалить письмо .</text:p>
            <text:p text:style-name="P1"><text:span text:style-name="T14">4. Проверить в разделе Входящие <text:s text:c="2"/>отсутствие удаленного <text:s/>письма.</text:span></text:p>
            <text:p text:style-name="P1"><text:span text:style-name="T14">5.Открыть <text:s/>раздел Удаленные и проверить <text:s/>наличие <text:s/>удаленного письма.</text:span></text:p>
            <text:p text:style-name="P1"><text:span text:style-name="T14">6.Открыть раздел Отправленные и проверить отсутствие <text:s/>удаленного письма письма </text:span><text:span text:style-name="T13">.</text:span></text:p>
            <text:p text:style-name="P3"/>
          </table:table-cell>
        </table:table-row>
        <table:table-row>
          <table:table-cell table:style-name="Таблица4.A2" office:value-type="string">
            <text:p text:style-name="P2">Ожидаемый результат </text:p>
          </table:table-cell>
          <table:table-cell table:style-name="Таблица4.B2" office:value-type="string">
            <text:p text:style-name="Table_20_Contents"><text:span text:style-name="T14">В разделе Удаленные <text:s/>отображается письмо </text:span><text:span text:style-name="T12">с текстом : </text:span><text:span text:style-name="T13">'</text:span><text:span text:style-name="T12">Добро пожаловать!</text:span><text:span text:style-name="T13">'</text:span><text:span text:style-name="T12"> от отправителя <text:s/></text:span><text:a xlink:type="simple" xlink:href="mailto:123456@mail.ru" text:style-name="Internet_20_link" text:visited-style-name="Visited_20_Internet_20_Link">1234</text:a><text:a xlink:type="simple" xlink:href="mailto:123456@mail.ru" text:style-name="Internet_20_link" text:visited-style-name="Visited_20_Internet_20_Link"><text:span text:style-name="T13">5</text:span></text:a><text:a xlink:type="simple" xlink:href="mailto:123456@mail.ru" text:style-name="Internet_20_link" text:visited-style-name="Visited_20_Internet_20_Link"><text:span text:style-name="T12">6</text:span></text:a><text:a xlink:type="simple" xlink:href="mailto:123456@mail.ru" text:style-name="Internet_20_link" text:visited-style-name="Visited_20_Internet_20_Link"><text:span text:style-name="T13">@mail.ru</text:span></text:a><text:span text:style-name="T13">.</text:span></text:p>
            <text:p text:style-name="P1"><text:span text:style-name="T14">В разделе Входящие отсутствует письмо <text:s/>с текстом : </text:span><text:span text:style-name="T13">'</text:span><text:span text:style-name="T14">Добро пожаловать!</text:span><text:span text:style-name="T13">'</text:span><text:span text:style-name="T14"> от отправителя <text:s/></text:span><text:a xlink:type="simple" xlink:href="mailto:123456@mail.ru" text:style-name="Internet_20_link" text:visited-style-name="Visited_20_Internet_20_Link"><text:span text:style-name="T14">1234</text:span></text:a><text:a xlink:type="simple" xlink:href="mailto:123456@mail.ru" text:style-name="Internet_20_link" text:visited-style-name="Visited_20_Internet_20_Link"><text:span text:style-name="T13">5</text:span></text:a><text:a xlink:type="simple" xlink:href="mailto:123456@mail.ru" text:style-name="Internet_20_link" text:visited-style-name="Visited_20_Internet_20_Link"><text:span text:style-name="T14">6</text:span></text:a><text:a xlink:type="simple" xlink:href="mailto:123456@mail.ru" text:style-name="Internet_20_link" text:visited-style-name="Visited_20_Internet_20_Link"><text:span text:style-name="T13">@mail.ru</text:span></text:a><text:span text:style-name="T13">.</text:span></text:p>
            <text:p text:style-name="P1"><text:span text:style-name="T13">В разделе <text:s/></text:span><text:span text:style-name="T14">Отправленные </text:span><text:span text:style-name="T13">отсутствует письмо <text:s/>с текстом : 'Добро пожаловать!' от отправителя <text:s/></text:span><text:a xlink:type="simple" xlink:href="mailto:123456@mail.ru" text:style-name="Internet_20_link" text:visited-style-name="Visited_20_Internet_20_Link">123456@mail.ru</text:a></text:p>
            <text:p text:style-name="P3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4.Пример <text:s/>нефункционального теста .</text:p>
      <text:list xml:id="list7004334899219474675" text:style-name="L6">
        <text:list-header>
          <text:p text:style-name="P24">4.1 Тест кейс :<text:span text:style-name="T15"> </text:span><text:span text:style-name="T10">Проверка защиты данных поля ввода пароля.</text:span></text:p>
        </text:list-header>
      </text:list>
      <text:p text:style-name="P11"/>
      <text:p text:style-name="P7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">Название </text:p>
          </table:table-cell>
          <table:table-cell table:style-name="Таблица5.B1" office:value-type="string">
            <text:p text:style-name="P3"><text:span text:style-name="T9">Проверка защиты данных поля ввода пароля</text:span> </text:p>
          </table:table-cell>
        </table:table-row>
        <table:table-row>
          <table:table-cell table:style-name="Таблица5.A2" office:value-type="string">
            <text:p text:style-name="P2">Предусловия</text:p>
          </table:table-cell>
          <table:table-cell table:style-name="Таблица5.B2" office:value-type="string">
            <text:p text:style-name="P13">Пользователь <text:s/>зарегистрирован в почтовом приложении<text:line-break/>под тестовым пользователем (логин - test, пароль - 1234) .</text:p>
          </table:table-cell>
        </table:table-row>
        <table:table-row>
          <table:table-cell table:style-name="Таблица5.A2" office:value-type="string">
            <text:p text:style-name="P5">Шаги</text:p>
          </table:table-cell>
          <table:table-cell table:style-name="Таблица5.B2" office:value-type="string">
            <text:p text:style-name="P4"><text:span text:style-name="T1">1.</text:span>Открыть страницу входа в почтовом приложении.</text:p>
            <text:p text:style-name="P4">2. Ввести <text:s text:c="2"/>пароль .</text:p>
            <text:p text:style-name="P4"/>
            <text:p text:style-name="P3"/>
          </table:table-cell>
        </table:table-row>
        <table:table-row>
          <table:table-cell table:style-name="Таблица5.A2" office:value-type="string">
            <text:p text:style-name="P2">Ожидаемый результат </text:p>
          </table:table-cell>
          <table:table-cell table:style-name="Таблица5.B2" office:value-type="string">
            <text:p text:style-name="P4">Значение в поле ввода пароля: ****</text:p>
            <text:p text:style-name="P3"/>
          </table:table-cell>
        </table:table-row>
      </table:table>
      <text:p text:style-name="P7"/>
      <text:p text:style-name="P14">2.Необходимо ли провести регрессионное тестирование приложения электронной почты в случае если (ответить отдельно для каждого случая, мотивируя свой ответ):</text:p>
      <text:p text:style-name="P14"><text:s/>-добавлен раздел “Спам”;</text:p>
      <text:p text:style-name="P14"><text:s/>-раздел “Удаленные” переименован в раздел “Корзина”;</text:p>
      <text:p text:style-name="P7"><text:span text:style-name="T7"><text:s/>- на «Странице входа» устранен ранее обнаруженный дефект. </text:span><text:line-break/></text:p>
      <text:p text:style-name="P7">- <text:span text:style-name="T16">добавлен раздел Спам </text:span></text:p>
      <text:p text:style-name="P7">При добавления раздела Спам <text:s/>в <text:s/>почтовое приложение регрессионное <text:s/>тестирование <text:s/>необходимо провести после <text:s/>основного тестирования.. Так как была добавлена новая функциональность и соответственно были изменения в коде. </text:p>
      <text:p text:style-name="P7">Это необходимо чтобы проверить не затронули ли <text:s text:c="2"/>модификации в коде области приложения , которые не подвергались изменению.</text:p>
      <text:p text:style-name="P7"/>
      <text:p text:style-name="P12">- раздел Удаленные переименован в раздел Корзина.</text:p>
      <text:p text:style-name="P7">После такого изменения полный регресс проводить <text:s/>не стоит . Так как было изменено только название </text:p>
      <text:p text:style-name="P7">, <text:s/>а сама функциональность <text:s/>глобально не была затронута .<text:span text:style-name="T4">Но проверить что-то, кроме собственно <text:s/>измененного текста в разделе , все же стоит: <text:s/>например проверить, <text:s/>что <text:s/>происходит переход <text:s/>на нужную страницу . </text:span></text:p>
      <text:p text:style-name="P7"/>
      <text:p text:style-name="P10">-<text:span text:style-name="T11">на станице <text:s/>входа изменен <text:s/>ранее устраненный дефект</text:span></text:p>
      <text:p text:style-name="P25">да нужно , требуется <text:s/>проводить регрессионное тестирование , нужно <text:s/>убедится что устранение дефекта <text:s/>не повлияло на работу других функий приложения.</text:p>
      <text:p text:style-name="P25"/>
      <text:p text:style-name="P9"><text:span text:style-name="T8">3. Какой вид тестирования желательно провести в первую очередь на новом билде(релизе) приложения? </text:span><text:span text:style-name="T11"><text:line-break/></text:span></text:p>
      <text:p text:style-name="P25">В первую очередь необходимо провести дымовое тестирование <text:s/>, что позволит проверить базовую функциональность приложения. Если новый билд <text:s/>не пройдет <text:s/>эти тесты <text:s/>дальнейшее тестирование проводить <text:s/>нет смысла, <text:s/>пока <text:s/>не устранят критические дефекты и приложение не сможет <text:s/>выполнять свою основную функцию.</text:p>
      <text:p text:style-name="P25"/>
      <text:p text:style-name="P18">4.В результате добавления раздела “Черновик” перестала корректно работать кнопка “Удалить письмо”. Какой вид тестирования позволит обнаружить нам данный дефект?</text:p>
      <text:p text:style-name="P18"/>
      <text:p text:style-name="P25">Регрессионное тестирование позволит обнаружить данный дефект.</text:p>
      <text:p text:style-name="P7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harlie Text" svg:font-family="'Charlie Text', apple-system, BlinkMacSystemFont, 'Segoe UI', Roboto, 'Noto Sans', Ubuntu, 'Droid Sans', 'Helvetica Neue', sans-serif"/>
    <style:font-face style:name="Golos Text" svg:font-family="'Golos Text'"/>
    <style:font-face style:name="OpenSymbol" svg:font-family="OpenSymbol"/>
    <style:font-face style:name="Roboto" svg:font-family="Roboto, sans-serif"/>
    <style:font-face style:name="Verdana" svg:font-family="Verdana, Ari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77cm" fo:margin-bottom="0.739cm" fo:margin-left="0.815cm" fo:margin-right="1.03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Наталья </meta:initial-creator>
    <meta:creation-date>2024-02-16T01:09:41</meta:creation-date>
    <dc:date>2024-02-16T22:48:36.04</dc:date>
    <dc:creator>Наталья </dc:creator>
    <meta:editing-duration>PT1H12M13S</meta:editing-duration>
    <meta:editing-cycles>2</meta:editing-cycles>
    <meta:generator>OpenOffice/4.1.10$Win32 OpenOffice.org_project/4110m2$Build-9807</meta:generator>
    <meta:document-statistic meta:table-count="5" meta:image-count="0" meta:object-count="0" meta:page-count="3" meta:paragraph-count="101" meta:word-count="796" meta:character-count="5991"/>
  </office:meta>
</office:document-meta>
</file>